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text-align="justify" style:justify-single-word="false" fo:background-color="#ffffff" fo:padding-left="0in" fo:padding-right="0in" fo:padding-top="0.0972in" fo:padding-bottom="0in" fo:border="0.26pt solid #00000a"/>
      <style:text-properties style:font-name="Verdana" fo:font-size="10pt" style:font-name-asian="Verdana1" style:font-size-asian="10pt" style:font-name-complex="Verdana1" style:font-size-complex="10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text-align="justify" style:justify-single-word="false" fo:background-color="#ffffff" fo:padding-left="0in" fo:padding-right="0in" fo:padding-top="0.0972in" fo:padding-bottom="0in" fo:border="0.26pt solid #00000a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>
      <style:paragraph-properties fo:margin-top="0in" fo:margin-bottom="0.7638in" loext:contextual-spacing="false" fo:line-height="145%"/>
    </style:style>
    <style:style style:name="P12" style:family="paragraph" style:parent-style-name="Standard">
      <style:paragraph-properties fo:margin-top="0in" fo:margin-bottom="0.7638in" loext:contextual-spacing="false" fo:line-height="145%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nteúdo</text:span>: Fisioterapia pediátrica</text:p>
      <text:p text:style-name="P1"><text:span text:style-name="T1">Palavras chave:</text:span> fisioterapia.</text:p>
      <text:p text:style-name="P1"><text:span text:style-name="T1">1 pessoa</text:span></text:p>
      <text:p text:style-name="P1"><text:span text:style-name="T1">Referencias:</text:span></text:p>
      <text:p text:style-name="P1"/>
      <text:p text:style-name="P1"><text:a xlink:type="simple" xlink:href="http://fisioterapiamanual.com.br/blog/areas-da-fisioterapia/fisioterapia-em-pediatria-e-obstetricia/" text:style-name="Internet_20_link" text:visited-style-name="Visited_20_Internet_20_Link"><text:span text:style-name="T2">http://fisioterapiamanual.com.br/blog/areas-da-fisioterapia/fisioterapia-em-pediatria-e-obstetricia/</text:span></text:a></text:p>
      <text:p text:style-name="P1"><text:a xlink:type="simple" xlink:href="https://pt.slideshare.net/gerssica/fisioterapia-peditrica" text:style-name="Internet_20_link" text:visited-style-name="Visited_20_Internet_20_Link"><text:span text:style-name="T2">https://pt.slideshare.net/gerssica/fisioterapia-peditrica</text:span></text:a></text:p>
      <text:p text:style-name="P1"><text:a xlink:type="simple" xlink:href="http://www.fisioterapiaoeiras.com/servicos/fisioterapia/fisioterapia-em-pediatria--" text:style-name="Internet_20_link" text:visited-style-name="Visited_20_Internet_20_Link"><text:span text:style-name="T2">http://www.fisioterapiaoeiras.com/servicos/fisioterapia/fisioterapia-em-pediatria--</text:span></text:a></text:p>
      <text:p text:style-name="P1"><text:a xlink:type="simple" xlink:href="http://fisioterapia.com/fisioterapia-pediatrica-estimula-habilidades-fisicas/" text:style-name="Internet_20_link" text:visited-style-name="Visited_20_Internet_20_Link"><text:span text:style-name="T2">http://fisioterapia.com/fisioterapia-pediatrica-estimula-habilidades-fisicas/</text:span></text:a></text:p>
      <text:p text:style-name="P2"/>
      <text:p text:style-name="P1"><text:span text:style-name="T3">Título:</text:span></text:p>
      <text:p text:style-name="P1"><text:span text:style-name="T3">Fisioterapia pediátrica e suas funções.</text:span></text:p>
      <text:p text:style-name="P1"/>
      <text:p text:style-name="P3"/>
      <text:p text:style-name="P1"><text:span text:style-name="T4">O objetivo da </text:span><text:span text:style-name="T3">fisioterapia</text:span><text:span text:style-name="T4"> pediátrica é cuidar do processo de crescimento e desenvolvimento da criança.</text:span></text:p>
      <text:p text:style-name="P1"><text:span text:style-name="T4">A função do fisioterapeuta é dar 100% de atenção para a criança, auxiliando na detecção de problemas, identificando quaisquer tipos de disfunções. Ele consegue detectar problemas, ajudando a melhorar e prevenir maiores dificuldades, atuando na prevenção, recuperação e reabilitação.</text:span></text:p>
      <text:p text:style-name="P1"><text:span text:style-name="T4">O quanto antes ter essa intervenção de um fisioterapeuta melhor, para o desenvolvimento da criança e melhores serão os resultados a curto e longo prazo.</text:span></text:p>
      <text:p text:style-name="P3"/>
      <text:p text:style-name="P1"><text:span text:style-name="T4">Ela pode ser utilizada em casos como:</text:span></text:p>
      <text:p text:style-name="P3"/>
      <text:list xml:id="list4164771035946515625" text:style-name="WWNum2">
        <text:list-item>
          <text:p text:style-name="P8"><text:span text:style-name="T4">Respiratórios.</text:span></text:p>
        </text:list-item>
      </text:list>
      <text:list xml:id="list6745635370461983885" text:style-name="WWNum3">
        <text:list-item>
          <text:p text:style-name="P9"><text:span text:style-name="T4">Recuperação de fraturas.</text:span></text:p>
        </text:list-item>
        <text:list-item>
          <text:p text:style-name="P9"><text:span text:style-name="T4">Recuperação de lesões traumáticas.</text:span></text:p>
        </text:list-item>
      </text:list>
      <text:list xml:id="list7135481568229069644" text:style-name="WWNum1">
        <text:list-item>
          <text:p text:style-name="P10"><text:span text:style-name="T4">Torcicolo congénito.</text:span></text:p>
        </text:list-item>
        <text:list-item>
          <text:p text:style-name="P10"><text:span text:style-name="T4">Lesão</text:span></text:p>
        </text:list-item>
        <text:list-item>
          <text:p text:style-name="P10"><text:soft-page-break/><text:span text:style-name="T4">Malformações.</text:span></text:p>
        </text:list-item>
        <text:list-item>
          <text:p text:style-name="P10"><text:span text:style-name="T4">Doenças neurológicas. </text:span></text:p>
        </text:list-item>
        <text:list-item>
          <text:p text:style-name="P10"><text:span text:style-name="T4">Atraso no desenvolvimento.</text:span></text:p>
        </text:list-item>
      </text:list>
      <text:p text:style-name="P3"/>
      <text:p text:style-name="P1"><text:span text:style-name="T4">Esse tipo de sessão de fisioterapia não é convencional como as outras, já que a maioria dos pacientes tem problemas de locomoção, ela é realizada com brincadeiras jogos para deixar o paciente confortável, tornando um momento agradável envolvendo os pais da criança, consequentemente orientando a família com os cuidados que devem ter, ensinando o que pode e não pode ser feito em casa.</text:span></text:p>
      <text:p text:style-name="P3"/>
      <text:p text:style-name="P1"><text:span text:style-name="T4">Além de um fisioterapeuta, o tratamento tem por obrigatório um pediatra, que desenvolve uma equipe para acompanhá-lo em multidisciplinar na qual podem fazer parte psicólogos, terapeutas, enfermeiros, entre outros. </text:span></text:p>
      <text:p text:style-name="P1"><text:span text:style-name="T4"><text:s/></text:span></text:p>
      <text:p text:style-name="P1"><text:span text:style-name="T4">A fisioterapia pediatrica atende e tem uma abordagem com base em técnicas neurológicas e cardiorrespiratórias especializadas, atuando em áreas como:</text:span></text:p>
      <text:p text:style-name="P4"/>
      <text:p text:style-name="P4"/>
      <text:p text:style-name="P4"/>
      <text:p text:style-name="P1"><text:span text:style-name="T3">Fisioterapia pneumofuncional </text:span></text:p>
      <text:p text:style-name="P5"/>
      <text:p text:style-name="P6"><text:span text:style-name="T4">A fisioterapia pneumofuncional, desempenha um papel importante do tratamento e prevenção de problemas respiratórios. Os processos fisioterapêuticos mudam conforme a patologia do paciente em seu quadro clínico, acompanhando passo a passo seu desempenho(desenvolvimento).</text:span></text:p>
      <text:p text:style-name="P6"><text:span text:style-name="T4">Além dos aspectos neurológicos e físicos que o fisioterapeuta deve avaliar, é preciso atenção para as resposta cognitivas (emocionais) de seu paciente.</text:span></text:p>
      <text:p text:style-name="P1"><text:span text:style-name="T4">Seu objetivo é fazer com que solucione e melhore o bem estar físico e emocional, fazendo o paciente realizar atividades independentes.</text:span></text:p>
      <text:p text:style-name="P1"><text:span text:style-name="T4">O fisioterapeuta irá ajudar a normalizar a postura, ampliar a amplitude dos movimentos, estimular as atividades.</text:span></text:p>
      <text:p text:style-name="P3"/>
      <text:p text:style-name="P1"><text:span text:style-name="T3">Fisioterapia neurofuncional</text:span></text:p>
      <text:p text:style-name="P2"/>
      <text:p text:style-name="P11"><text:span text:style-name="T4">Neurofuncional atua nas doenças causadas pelo sistema nervoso central, trata das limitações dos movimentos consequentes de acidentes ou doenças que afetam o sistema nervoso, como: <text:s/>- Hidrocefalia. - Paralisia Cerebral. <text:s/>- Traumatismo craneoencefálico. - Doença de Parkinson. - Derrame profissional. A fisioterapia neurológica vem tratar pessoas de todas as idades - desde crianças até idosos. Ela também atua na reinserção do paciente em sua vida normal, dentro de suas capacidades. <text:s/>A fisioterapia pode ajudar: <text:s/>- Estimular atividades diária. - Normalizar a postura. - Prevenir outras doenças.</text:span></text:p>
      <text:p text:style-name="P12"/>
      <text:p text:style-name="P11"><text:span text:style-name="T3">Fisioterapia Ortopédica. </text:span></text:p>
      <text:p text:style-name="P11"><text:span text:style-name="T4">Importante para o pós operatório de cirurgias ortopédicas ou após fraturas. A fisioterapia auxilia no processo de aceleração da cicatrização, compondo seus movimentos comprometidos, consequência dada pela imobilização. Fazendo com que retome suas atividades. Trabalhando todas as partes afetadas, retomando a força dos músculos na região afetada e recuperando para que o paciente possa a voltar à vida normal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485" meta:character-count="3683" meta:non-whitespace-character-count="3231"/>
    <meta:generator>LibreOfficeDev/5.1.0.3$Linux_X86_64 LibreOffice_project/</meta:generator>
  </office:meta>
</office:document-meta>
</file>